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-Semibold" svg:font-family="Minion-Semibold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1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1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4" style:family="text">
      <style:text-properties style:text-position="0% 100%" style:font-name="Segoe UI Semibold1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0% 100%" style:font-name="Segoe UI Semibold1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6" style:family="text">
      <style:text-properties style:text-position="33% 58%" style:font-name="Segoe UI Semibold1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7" style:family="text">
      <style:text-properties style:font-name="Segoe UI Semibold1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8" style:family="text">
      <style:text-properties style:text-position="33% 58%" style:font-name="Segoe UI Semibold1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T9" style:family="text">
      <style:text-properties style:text-position="33% 58%" style:font-name="Segoe UI Semibold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T10" style:family="text">
      <style:text-properties style:font-name="Segoe UI Semibold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11" style:family="text">
      <style:text-properties style:text-position="33% 58%" style:font-name="Segoe UI Semibold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12" style:family="text">
      <style:text-properties style:text-position="33% 58%" style:font-name="Calibri" fo:font-size="32pt" fo:font-style="italic" style:font-name-asian="Calibri1" style:font-size-asian="12pt" style:font-style-asian="italic" style:font-name-complex="Calibr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778cm" svg:y="1.016cm">
          <draw:text-box>
            <text:p text:style-name="P1"><text:span text:style-name="T1">Old Testament</text:span></text:p>
            <text:p text:style-name="P1"><text:span text:style-name="T2">Joel 2:12–1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7.053cm" svg:x="1.778cm" svg:y="0.821cm">
          <draw:text-box>
            <text:p text:style-name="P4"><text:span text:style-name="T3">12</text:span><text:span text:style-name="T4">“Yet even now,” declares the Lord,</text:span></text:p>
            <text:p text:style-name="P4"><text:span text:style-name="T5"><text:s/>“</text:span><text:span text:style-name="T5">return to Me with all your heart, with fasting, with weeping, and with mourning;</text:span></text:p>
            <text:p text:style-name="P4"><text:span text:style-name="T6">13</text:span><text:span text:style-name="T4">and rend your hearts and not your garment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6" draw:layer="layout" svg:width="24.384cm" svg:height="6.545cm" svg:x="1.778cm" svg:y="0.821cm">
          <draw:text-box>
            <text:p text:style-name="P4"><text:span text:style-name="T7">Return to the Lord, your God,</text:span></text:p>
            <text:p text:style-name="P4"><text:span text:style-name="T7">for He is gracious and merciful, slow to anger, and abounding in steadfast love; </text:span></text:p>
            <text:p text:style-name="P4"><text:span text:style-name="T7">and He relents over disas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6" draw:layer="layout" svg:width="24.384cm" svg:height="6.545cm" svg:x="1.778cm" svg:y="0.821cm">
          <draw:text-box>
            <text:p text:style-name="P4"><text:span text:style-name="T8">14</text:span><text:span text:style-name="T7">Who knows whether He will not turn and relent, and leave a blessing behind Him, </text:span></text:p>
            <text:p text:style-name="P4"><text:span text:style-name="T7">a grain offering and a drink offering for the Lord your Go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7" draw:layer="layout" svg:width="24.384cm" svg:height="5.275cm" svg:x="1.778cm" svg:y="0.821cm">
          <draw:text-box>
            <text:p text:style-name="P4"><text:span text:style-name="T9">15</text:span><text:span text:style-name="T10">Blow the trumpet in Zion; </text:span></text:p>
            <text:p text:style-name="P4"><text:span text:style-name="T10"><text:s text:c="4"/></text:span><text:span text:style-name="T10">consecrate a fast; call a solemn assembly; <text:s text:c="3"/></text:span></text:p>
            <text:p text:style-name="P4"><text:span text:style-name="T11"><text:s/></text:span><text:span text:style-name="T9">16</text:span><text:span text:style-name="T10">gather the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7" draw:layer="layout" svg:width="24.384cm" svg:height="7.766cm" svg:x="1.778cm" svg:y="0.821cm">
          <draw:text-box>
            <text:p text:style-name="P4"><text:span text:style-name="T10">Consecrate the congregation; </text:span></text:p>
            <text:p text:style-name="P4"><text:span text:style-name="T10"><text:s text:c="4"/></text:span><text:span text:style-name="T10">assemble the elders; </text:span></text:p>
            <text:p text:style-name="P4"><text:span text:style-name="T10"><text:s text:c="4"/></text:span><text:span text:style-name="T10">gather the children, even nursing infants.</text:span></text:p>
            <text:p text:style-name="P8"><text:span text:style-name="T10">Let the bridegroom leave his room,</text:span></text:p>
            <text:p text:style-name="P8"><text:span text:style-name="T10">    </text:span><text:span text:style-name="T10">and the bride her chamb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9" draw:layer="layout" svg:width="24.384cm" svg:height="7.766cm" svg:x="1.778cm" svg:y="0.821cm">
          <draw:text-box>
            <text:p text:style-name="P4"><text:span text:style-name="T8">17</text:span><text:span text:style-name="T10">Between the vestibule and the altar let the <text:s/></text:span></text:p>
            <text:p text:style-name="P4"><text:span text:style-name="T10"><text:s text:c="4"/></text:span><text:span text:style-name="T10">priests, the ministers of the Lord, weep</text:span></text:p>
            <text:p text:style-name="P4"><text:span text:style-name="T10"><text:s text:c="4"/></text:span><text:span text:style-name="T10">and say, “Spare Your people, O Lord,</text:span></text:p>
            <text:p text:style-name="P4"><text:span text:style-name="T10">and make not Your heritage a reproach,</text:span></text:p>
            <text:p text:style-name="P4"><text:span text:style-name="T10">    </text:span><text:span text:style-name="T10">a byword among the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9" draw:layer="layout" svg:width="24.384cm" svg:height="6.545cm" svg:x="1.778cm" svg:y="0.821cm">
          <draw:text-box>
            <text:p text:style-name="P8"><text:span text:style-name="T10">Why should they say among the peoples,</text:span></text:p>
            <text:p text:style-name="P8"><text:span text:style-name="T10">    ‘</text:span><text:span text:style-name="T10">Where is their God?’ ”</text:span></text:p>
            <text:p text:style-name="P8"><text:span text:style-name="T12">18</text:span><text:span text:style-name="T10">Then the Lord became jealous for His land</text:span></text:p>
            <text:p text:style-name="P8"><text:span text:style-name="T10">    </text:span><text:span text:style-name="T10">and had pity on His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9" draw:layer="layout" svg:width="24.384cm" svg:height="7.766cm" svg:x="1.778cm" svg:y="0.821cm">
          <draw:text-box>
            <text:p text:style-name="P4"><text:span text:style-name="T12">19</text:span><text:span text:style-name="T10">The Lord answered and said to His people,</text:span></text:p>
            <text:p text:style-name="P4"><text:span text:style-name="T10">“</text:span><text:span text:style-name="T10">Behold, I am sending to you grain, wine, </text:span></text:p>
            <text:p text:style-name="P4"><text:span text:style-name="T10"><text:s text:c="4"/></text:span><text:span text:style-name="T10">and oil, and you will be satisfied;</text:span></text:p>
            <text:p text:style-name="P4"><text:span text:style-name="T10"><text:s text:c="4"/></text:span><text:span text:style-name="T10">and I will no more make you</text:span></text:p>
            <text:p text:style-name="P4"><text:span text:style-name="T10">    </text:span><text:span text:style-name="T10">a reproach among the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-Semibold" svg:font-family="Minion-Semibold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pternum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2" style:family="graphic">
      <style:paragraph-properties style:text-autospace="none"/>
    </style:style>
    <style:style style:name="apple-tab-span" style:family="graphic">
      <style:paragraph-properties style:text-autospace="none"/>
    </style:style>
    <style:style style:name="s3" style:family="graphic">
      <style:paragraph-properties style:text-autospace="none"/>
      <style:text-properties fo:color="#c21f48"/>
    </style:style>
    <style:style style:name="s1" style:family="graphic">
      <style:paragraph-properties style:text-autospace="none"/>
      <style:text-properties fo:color="#c21f48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elah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indent-1-break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uper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style-asian="italic" style:font-weight-asian="bold" style:font-style-complex="italic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style:font-name-asian="Times New Roman1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smallcapsbold" style:family="graphic">
      <style:paragraph-properties style:text-autospace="none"/>
      <style:text-properties fo:font-variant="small-caps" fo:font-weight="bold" style:font-weight-asian="bold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fo:color="#000000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smallcaps" style:family="graphic">
      <style:paragraph-properties style:text-autospace="none"/>
      <style:text-properties fo:font-variant="small-caps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lsb_20_rom" style:display-name="lsb rom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ans_20_ital" style:display-name="ans 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red_20_super" style:display-name="red super" style:family="graphic">
      <style:paragraph-properties style:text-autospace="none"/>
      <style:text-properties fo:color="#ff0000" style:text-position="11% 58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large_20_char" style:display-name="large char" style:family="graphic">
      <style:paragraph-properties style:text-autospace="none"/>
      <style:text-properties fo:color="#000000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gospel_20_under" style:display-name="gospel under" style:family="graphic">
      <style:paragraph-properties style:text-autospace="none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spel_20_ital" style:display-name="gospel 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_20_caps" style:display-name="all caps" style:family="graphic">
      <style:paragraph-properties style:text-autospace="none"/>
      <style:text-properties fo:text-transform="uppercase"/>
    </style:style>
    <style:style style:name="bk_20_name" style:display-name="bk name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endorse_20_ch" style:display-name="endorse ch" style:family="graphic">
      <style:paragraph-properties style:text-autospace="none"/>
    </style:style>
    <style:style style:name="reg_20_price_20_cross" style:display-name="reg price cross" style:family="graphic">
      <style:paragraph-properties style:text-autospace="none"/>
      <style:text-properties style:text-line-through-style="solid" style:text-line-through-type="single"/>
    </style:style>
    <style:style style:name="sale_20_red" style:display-name="sale red" style:family="graphic">
      <style:paragraph-properties style:text-autospace="none"/>
      <style:text-properties fo:color="#ff0000"/>
    </style:style>
    <style:style style:name="sale_20_ch" style:display-name="sale ch" style:family="graphic">
      <style:paragraph-properties style:text-autospace="none"/>
    </style:style>
    <style:style style:name="new_20_ch" style:display-name="new 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Quote_20_Char" style:display-name="Quote Char" style:family="graphic">
      <style:paragraph-properties style:text-autospace="none"/>
      <style:text-properties fo:color="#404040" style:font-name="Minion Pro" fo:font-family="'Minion Pro'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red" style:family="graphic">
      <style:paragraph-properties style:text-autospace="none"/>
      <style:text-properties fo:color="#ff0000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art_20_note_20_par" style:display-name="art note par" style:family="graphic">
      <style:paragraph-properties style:text-autospace="none"/>
      <style:text-properties fo:color="#ff0000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Grid_20_Table_20_6_20_Colorful_20_-_20_Accent_20_31" style:display-name="Grid Table 6 Colorful - Accent 31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_20_bold" style:display-name="sup 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1" style:font-family-asian="'Times New Roman'" style:font-pitch-asian="variable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_20_caps" style:display-name="small 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Times New Roman1" style:font-family-asian="'Times New Roman'" style:font-pitch-asian="variable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1" style:font-family-asian="Courier, 'Courier New'" style:font-pitch-asian="variable"/>
    </style:style>
    <style:style style:name="sub_20_bold" style:display-name="sub 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2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1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1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1" style:font-family-asian="'Times New Roman'" style:font-pitch-asian="variable" style:font-weight-asian="bold" style:font-weight-complex="bold"/>
    </style:style>
    <style:style style:name="Revision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" style:font-family-asian="'Courier New'" style:font-pitch-asian="variable" style:font-size-asian="11pt" style:language-asian="ar" style:country-asian="SA"/>
    </style:style>
    <style:style style:name="chapter-1" style:family="graphic">
      <style:paragraph-properties fo:margin-left="0cm" fo:margin-right="0cm" fo:margin-top="0.31cm" fo:margin-bottom="0.3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3" style:family="graphic">
      <style:paragraph-properties fo:margin-left="0cm" fo:margin-right="0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p2" style:family="graphic">
      <style:paragraph-properties fo:margin-left="1.009cm" fo:margin-right="0cm" fo:margin-top="0cm" fo:margin-bottom="0.187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p1" style:family="graphic">
      <style:paragraph-properties fo:margin-left="0cm" fo:margin-right="0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art_20_note" style:display-name="art note" style:family="graphic">
      <style:paragraph-properties fo:margin-left="0cm" fo:margin-right="0cm" fo:line-height="150%" fo:text-align="justify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lorful_20_Shading_20_Accent_20_1" style:display-name="Colorful Shading Accent 1" style:family="graphic">
      <style:paragraph-properties fo:margin-left="0cm" fo:margin-right="0cm" fo:text-align="start" fo:text-indent="0cm" style:text-autospace="none"/>
      <style:text-properties fo:color="#000000"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Medium_20_List_20_2_20_Accent_20_2" style:display-name="Medium List 2 Accent 2" style:family="graphic">
      <style:paragraph-properties fo:margin-left="0cm" fo:margin-right="0cm" fo:text-align="start" fo:text-indent="0cm" style:text-autospace="none"/>
      <style:text-properties fo:color="#000000" style:font-name="Calibri Light" fo:font-family="'Calibri Light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style:letter-kerning="true" style:font-name-asian="Segoe UI2" style:font-family-asian="'Segoe UI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underlineitalic" style:family="graphic">
      <style:paragraph-properties fo:margin-left="1.926cm" fo:margin-right="0cm" fo:text-align="start" fo:text-indent="-1.344cm" style:text-autospace="none">
        <style:tab-stops>
          <style:tab-stop style:position="3.898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3.898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1" style:font-family-asian="Arial" style:font-pitch-asian="variable" style:font-size-asian="10pt" style:language-asian="ar" style:country-asian="SA" style:font-weight-asian="bold" style:font-weight-complex="bold"/>
    </style:style>
    <style:style style:name="line" style:family="graphic">
      <style:paragraph-properties fo:margin-left="0cm" fo:margin-right="0cm" fo:margin-top="0.31cm" fo:margin-bottom="0.3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he" style:country-asian="IL"/>
    </style:style>
    <style:style style:name="h1sub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left="0cm" fo:margin-right="0cm" fo:margin-top="0.374cm" fo:margin-bottom="0cm" style:line-height-at-least="0.81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left="0cm" fo:margin-right="0cm" fo:margin-top="0.125cm" fo:margin-bottom="0.374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rheadr" style:family="graphic">
      <style:paragraph-properties fo:margin-left="0cm" fo:margin-right="0cm" fo:margin-top="0cm" fo:margin-bottom="0.746cm" fo:text-align="end" fo:text-indent="0cm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left="0cm" fo:margin-right="0cm" fo:margin-top="0cm" fo:margin-bottom="0.746cm" fo:text-align="start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dorsetail" style:family="graphic">
      <style:paragraph-properties fo:margin-left="0cm" fo:margin-right="0cm" fo:margin-top="0.374cm" fo:margin-bottom="0.746cm" style:line-height-at-least="0.81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margin-left="0cm" fo:margin-right="0cm" fo:line-height="150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margin-left="0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left="0cm" fo:margin-right="0cm" fo:margin-top="0.746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margin-left="0cm" fo:margin-right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left="0cm" fo:margin-right="0cm" fo:margin-top="0.374cm" fo:margin-bottom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left="0cm" fo:margin-right="0cm" fo:margin-top="0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left="0cm" fo:margin-right="0cm" fo:margin-top="0cm" fo:margin-bottom="0.374cm" fo:line-height="115%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.187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5.152cm"/>
          <style:tab-stop style:position="7.392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5.152cm"/>
          <style:tab-stop style:position="7.392cm"/>
        </style:tab-stops>
      </style:paragraph-properties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left="0cm" fo:margin-right="0cm" fo:margin-top="0.374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left="0cm" fo:margin-right="0cm" fo:margin-top="0.746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left="0cm" fo:margin-right="0cm" fo:margin-top="0.374cm" fo:margin-bottom="0.249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dnot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left="0cm" fo:margin-right="0cm" fo:margin-top="0.062cm" fo:margin-bottom="0.125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left="0cm" fo:margin-right="0cm" fo:margin-top="0.062cm" fo:margin-bottom="0.062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left="0cm" fo:margin-right="0cm" fo:margin-top="0.374cm" fo:margin-bottom="0.37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left="0cm" fo:margin-right="0cm" fo:margin-top="0.746cm" fo:margin-bottom="0.436cm" style:line-height-at-least="0.81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ansblank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dialast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left="0cm" fo:margin-right="0cm" fo:margin-top="0.746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left="0cm" fo:margin-right="0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left="0cm" fo:margin-right="0cm" fo:margin-top="0.374cm" fo:margin-bottom="0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margin-left="0cm" fo:margin-right="0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left="0cm" fo:margin-right="0cm" fo:margin-top="0.187cm" fo:margin-bottom="0.37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left="0cm" fo:margin-right="0cm" fo:margin-top="0.187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20pt" style:language-asian="ar" style:country-asian="SA"/>
    </style:style>
    <style:style style:name="bodyleft" style:family="graphic">
      <style:paragraph-properties fo:margin-left="0cm" fo:margin-right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10.08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 style:font-weight-asian="bold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10.08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head" style:family="graphic">
      <style:paragraph-properties fo:margin-left="0cm" fo:margin-right="0cm" fo:margin-top="0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ltrgreet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Light_20_List_20_Accent_20_3" style:display-name="Light List Accent 3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bodyfirs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12.321cm"/>
          <style:tab-stop style:position="14.561cm"/>
          <style:tab-stop style:position="15.961cm"/>
          <style:tab-stop style:position="17.92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9.229cm"/>
          <style:tab-stop style:position="11.469cm"/>
          <style:tab-stop style:position="12.868cm"/>
          <style:tab-stop style:position="14.829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9.229cm"/>
          <style:tab-stop style:position="11.469cm"/>
          <style:tab-stop style:position="12.868cm"/>
          <style:tab-stop style:position="14.829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9.229cm"/>
          <style:tab-stop style:position="11.469cm"/>
          <style:tab-stop style:position="12.868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10.081cm"/>
          <style:tab-stop style:position="12.321cm"/>
          <style:tab-stop style:position="14.561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tablesubhead" style:family="graphic">
      <style:paragraph-properties fo:margin-left="0cm" fo:margin-right="0cm" fo:margin-top="0cm" fo:margin-bottom="0.374cm" style:line-height-at-least="0.995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1" style:font-family-asian="Arial" style:font-pitch-asian="variable" style:font-size-asian="8pt" style:language-asian="ar" style:country-asian="SA"/>
    </style:style>
    <style:style style:name="artnote" style:family="graphic">
      <style:paragraph-properties fo:margin-left="0cm" fo:margin-right="0cm" fo:line-height="150%" fo:text-align="justify" fo:text-indent="0cm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left="0cm" fo:margin-right="0cm" fo:margin-top="0.125cm" fo:margin-bottom="0.374cm" fo:text-align="center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1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vice_20_part" style:display-name="service 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6.88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.5pt" style:language-asian="ar" style:country-asian="SA" style:font-weight-asian="bold"/>
    </style:style>
    <style:style style:name="Poetry_20_no_20_indent" style:display-name="Poetry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Poetry_20_indent" style:display-name="Poetry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Segoe UI2" style:font-family-asian="'Segoe UI'" style:font-pitch-asian="variable" style:font-size-asian="9pt" style:language-asian="he" style:country-asian="IL"/>
    </style:style>
    <style:style style:name="Psalm_20_no_20_indent" style:display-name="Psalm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Space" style:family="graphic">
      <style:paragraph-properties fo:margin-left="1.70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letter-kerning="true" style:font-name-asian="Segoe UI2" style:font-family-asian="'Segoe UI'" style:font-pitch-asian="variable" style:font-size-asian="9pt" style:language-asian="he" style:country-asian="IL" style:font-weight-asian="bold" style:font-weight-complex="bold"/>
    </style:style>
    <style:style style:name="Scripture_20_paragraph" style:display-name="Scripture paragraph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Psalm_20_indent" style:display-name="Psalm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Segoe UI2" style:font-family-asian="'Segoe UI'" style:font-pitch-asian="variable" style:font-size-asian="9pt" style:language-asian="he" style:country-asian="IL"/>
    </style:style>
    <style:style style:name="Liturgy" style:family="graphic">
      <style:paragraph-properties fo:margin-left="1.792cm" fo:margin-right="0cm" fo:text-align="start" fo:text-indent="-1.1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caption2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s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left" style:display-name="sb left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eprint_20_line" style:display-name="reprint lin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_20_first" style:display-name="cip 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_20_bl_20_single" style:display-name="sb bl single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_20_bl_20_last" style:display-name="sb bl last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l" style:display-name="sb bl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l_20_first" style:display-name="sb bl first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_20_head" style:display-name="out 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_20_indent2" style:display-name="sl indent2" style:family="graphic">
      <style:paragraph-properties fo:margin-left="3.136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indent1" style:display-name="sl indent1" style:family="graphic">
      <style:paragraph-properties fo:margin-left="1.792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tock_20_info" style:display-name="stock info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g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roduct_20_description" style:display-name="product description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rubric_20_ins" style:display-name="rubric ins" style:family="graphic">
      <style:paragraph-properties fo:margin-left="1.12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_20_command" style:display-name="rubric command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_20_credit" style:display-name="table credit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fig_20_sub" style:display-name="fig sub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table_20_note" style:display-name="table note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last" style:display-name="table la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data" style:display-name="table data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first" style:display-name="table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subhead" style:display-name="table subhead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head" style:display-name="table 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quote_20_tail" style:display-name="quote tail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Quot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single" style:display-name="sb ul2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first" style:display-name="sb ul2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b_20_nl1_20_single" style:display-name="sb 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single" style:display-name="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last" style:display-name="nl1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last" style:display-name="sb ul2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" style:display-name="sb ul2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ody_20_con" style:display-name="sb body con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_20_last" style:display-name="sb sl la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" style:display-name="sb sl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_20_first" style:display-name="sb 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first" style:display-name="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last" style:display-name="sb bq la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" style:display-name="sb bq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first" style:display-name="sb bq fir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single" style:display-name="sb 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ingle" style:display-name="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_20_single" style:display-name="sb 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" style:display-name="sb nl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_20_first" style:display-name="sb n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_20_first" style:display-name="nl first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b_20_nl_20_last" style:display-name="sb 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single" style:display-name="sb 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5.152cm"/>
          <style:tab-stop style:position="7.392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" style:display-name="sb ul" style:family="graphic">
      <style:paragraph-properties fo:margin-left="2.912cm" fo:margin-right="0cm" fo:line-height="115%" fo:text-align="start" fo:text-indent="-1.792cm" style:text-autospace="none">
        <style:tab-stops>
          <style:tab-stop style:position="5.152cm"/>
          <style:tab-stop style:position="7.392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last" style:display-name="sb 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first" style:display-name="sb 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first" style:display-name="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ingle" style:display-name="sb single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last" style:display-name="sb la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right" style:display-name="sb righ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ody" style:display-name="sb body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first" style:display-name="sb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3" style:display-name="sb 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2" style:display-name="sb 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1" style:display-name="sb 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title" style:display-name="sb title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par" style:display-name="ul1 par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last" style:display-name="ul1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first" style:display-name="u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single" style:display-name="ul1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par" style:display-name="ul par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last" style:display-name="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single" style:display-name="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5.152cm"/>
          <style:tab-stop style:position="7.392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first" style:display-name="n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p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_20_single" style:display-name="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_20_sub" style:display-name="index sub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credit" style:display-name="fig credit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cap" style:display-name="fig cap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number" style:display-name="fig number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q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ig_20_last" style:display-name="fig last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first" style:display-name="fig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head" style:display-name="fig 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d_20_note" style:display-name="ed not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p" style:family="graphic">
      <style:paragraph-properties fo:margin-left="0cm" fo:margin-right="0cm" fo:margin-top="0.062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p" style:family="graphic">
      <style:paragraph-properties fo:margin-left="0cm" fo:margin-right="0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_20_last" style:display-name="sl3 la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_20_first" style:display-name="sl3 fir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_20_last" style:display-name="sl2 la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_20_first" style:display-name="sl2 fir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_20_last" style:display-name="sl1 la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_20_first" style:display-name="sl1 fir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single" style:display-name="sl 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last" style:display-name="sl 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head" style:display-name="sl head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_20_sub" style:display-name="h1 sub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_20_single" style:display-name="bq bul single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" style:display-name="bq b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_20_first" style:display-name="bq b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ul_20_single" style:display-name="bq u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" style:display-name="bq 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_20_first" style:display-name="bq 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nl_20_single" style:display-name="bq n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" style:display-name="bq n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_20_first" style:display-name="bq n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head" style:display-name="bq head" style:family="graphic">
      <style:paragraph-properties fo:margin-left="0cm" fo:margin-right="0cm" fo:margin-top="0.746cm" fo:margin-bottom="0.436cm" style:line-height-at-least="0.81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bul_20_last" style:display-name="bq b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_20_last" style:display-name="bq n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_20_last" style:display-name="bq 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single" style:display-name="bq sub single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first" style:display-name="bq sub 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last" style:display-name="bq sub 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" style:display-name="bq 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last" style:display-name="bq la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crip_20_rdg" style:display-name="scrip rdg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_20_alone" style:display-name="dia alone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_20_last" style:display-name="dia last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_20_sig" style:display-name="ltr sig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sig_20_first" style:display-name="ltr sig firs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close" style:display-name="ltr close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par" style:display-name="ltr par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par_20_first" style:display-name="ltr par 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greet" style:display-name="ltr gree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add" style:display-name="ltr add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add_20_first" style:display-name="ltr add first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date_20_first" style:display-name="ltr date first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date" style:display-name="ltr dat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shp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sh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5bef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5aft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4bef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3bef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left="0cm" fo:margin-right="0cm" fo:margin-top="0.746cm" fo:margin-bottom="0.187cm" fo:line-height="0.49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bef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bef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0cm" fo:text-align="justify" fo:text-indent="0cm" style:text-autospace="none">
        <style:tab-stops>
          <style:tab-stop style:position="28.00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9.12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aubio" style:family="graphic">
      <style:paragraph-properties fo:margin-left="0cm" fo:margin-right="0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left="0cm" fo:margin-right="0cm" fo:margin-top="0.746cm" fo:margin-bottom="0.374cm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left="0cm" fo:margin-right="0cm" fo:margin-top="0cm" fo:margin-bottom="0.374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9.12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9.12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_20_head" style:display-name="toc head" style:family="graphic">
      <style:paragraph-properties fo:margin-left="0cm" fo:margin-right="0cm" fo:text-align="justify" fo:text-indent="0cm" style:text-autospace="none"/>
      <style:text-properties style:font-name="Minion Pro" fo:font-family="'Minion Pro'" style:font-family-generic="roman" style:font-pitch="variable" fo:font-size="16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erah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left="0cm" fo:margin-right="0cm" fo:margin-top="1.12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ed" style:family="graphic">
      <style:paragraph-properties fo:margin-left="0cm" fo:margin-right="0cm" fo:margin-top="1.12cm" fo:margin-bottom="2.98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cip_20_space_20_above" style:display-name="cip space above" style:family="graphic">
      <style:paragraph-properties fo:margin-left="0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_20_last" style:display-name="cip last" style:family="graphic">
      <style:paragraph-properties fo:margin-left="0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cipf" style:family="graphic">
      <style:paragraph-properties fo:margin-left="0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left="0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subtitle2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font-name="Minion Pro" fo:font-family="'Minion Pro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ksubtitle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left="0cm" fo:margin-right="0cm" fo:margin-top="0.746cm" fo:margin-bottom="0.746cm" style:line-height-at-least="1.058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redit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contx_20_head" style:display-name="contx head" style:family="graphic">
      <style:paragraph-properties fo:margin-left="0cm" fo:margin-right="0cm" fo:line-height="150%" fo:text-align="center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l_20_last" style:display-name="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12.32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13.217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_20_first" style:display-name="index first" style:family="graphic">
      <style:paragraph-properties fo:margin-left="1.12cm" fo:margin-right="0cm" fo:margin-top="0.374cm" fo:margin-bottom="0cm" fo:text-align="justify" fo:text-indent="-1.12cm" style:text-autospace="none">
        <style:tab-stops>
          <style:tab-stop style:position="10.08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echnical_20_Stuff" style:display-name="Technical Stuff" style:family="graphic">
      <style:paragraph-properties fo:margin-left="1.344cm" fo:margin-right="0cm" fo:margin-top="0cm" fo:margin-bottom="0.249cm" fo:line-height="125%" fo:text-align="start" fo:text-indent="-1.344cm" style:text-autospace="none"/>
      <style:text-properties fo:color="#000000" style:font-name="Minion Pro" fo:font-family="'Minion Pro'" style:font-family-generic="roman" style:font-pitch="variable" fo:font-size="12pt" fo:language="en" fo:country="US" style:letter-kerning="true" style:font-name-asian="Minion-Semibold" style:font-family-asian="Minion-Semibold" style:font-pitch-asian="variable" style:font-size-asian="9.5pt" style:language-asian="ar" style:country-asian="SA" style:font-weight-asian="bold"/>
    </style:style>
    <style:style style:name="Caption2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_20_first" style:display-name="dia first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rinter_20_number" style:display-name="printer number" style:family="graphic">
      <style:paragraph-properties fo:margin-left="0cm" fo:margin-right="0cm" fo:margin-top="0.125cm" fo:margin-bottom="0.374cm" fo:text-align="start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0pt" style:language-asian="ar" style:country-asian="SA"/>
    </style:style>
    <style:style style:name="bq_20_first" style:display-name="bq fir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left="0cm" fo:margin-right="0cm" fo:text-align="start" fo:text-indent="0cm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0pt" style:language-asian="ar" style:country-asian="SA"/>
    </style:style>
    <style:style style:name="Footer" style:family="graphic">
      <style:paragraph-properties fo:margin-left="0cm" fo:margin-right="0cm" fo:margin-top="0cm" fo:margin-bottom="0.374cm" fo:text-align="start" fo:text-indent="0cm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2pt" style:language-asian="ar" style:country-asian="SA"/>
    </style:style>
    <style:style style:name="memory_20_tail" style:display-name="memory tail" style:family="graphic">
      <style:paragraph-properties fo:margin-left="0cm" fo:margin-right="0cm" fo:text-align="end" fo:text-indent="0cm" style:text-autospace="none"/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_20_tail" style:display-name="scrip tail" style:family="graphic">
      <style:paragraph-properties fo:margin-left="0cm" fo:margin-right="0cm" fo:text-align="end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_20_head" style:display-name="index 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Segoe UI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_20_tail" style:display-name="sl tail" style:family="graphic">
      <style:paragraph-properties fo:margin-left="0cm" fo:margin-right="0cm" fo:text-align="end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oc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call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fignum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dia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filenam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30.466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dium_20_List_20_1_20_Accent_20_4" style:display-name="Medium List 1 Accent 4" style:family="graphic">
      <style:paragraph-properties fo:margin-left="0cm" fo:margin-right="0cm" fo:text-align="start" fo:text-indent="0cm" style:text-autospace="none"/>
      <style:text-properties fo:color="#000000"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left="0cm" fo:margin-right="0cm" fo:text-align="start" fo:text-indent="0cm" style:text-autospace="none"/>
      <style:text-properties style:font-name="Lucida Grande" fo:font-family="'Lucida Grande'" style:font-family-generic="roman" style:font-pitch="variable" fo:font-size="9pt" fo:language="en" fo:country="US" style:font-name-asian="Times New Roman1" style:font-family-asian="'Times New Roman'" style:font-pitch-asian="variable" style:font-size-asian="9pt" style:language-asian="ar" style:country-asian="SA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6.5pt" fo:language="en" fo:country="US" style:letter-kerning="true" style:font-name-asian="Segoe UI2" style:font-family-asian="'Segoe UI'" style:font-pitch-asian="variable" style:font-size-asian="6.5pt" style:language-asian="he" style:country-asian="IL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fo:font-style="italic" style:letter-kerning="true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roman" style:font-pitch="variable" fo:font-size="10.5pt" fo:language="en" fo:country="US" fo:font-weight="bold" style:font-name-asian="Segoe UI2" style:font-family-asian="'Segoe UI'" style:font-pitch-asian="variable" style:font-size-asian="10.5pt" style:language-asian="ar" style:country-asian="SA" style:font-weight-asian="bold" style:font-weight-complex="bold"/>
    </style:style>
    <style:style style:name="heading_20_4_2c_Heading_20_4_20_DO_20_NOT_20_USE" style:display-name="heading 4,Heading 4 DO NOT USE" style:family="graphic">
      <style:paragraph-properties fo:margin-left="0cm" fo:margin-right="0cm" fo:margin-top="0.623cm" fo:margin-bottom="0cm" fo:text-align="start" fo:text-indent="0cm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1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margin-left="0cm" fo:margin-right="0cm" fo:margin-top="0.31cm" fo:margin-bottom="0.31cm" fo:text-align="start" fo:text-indent="0cm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margin-left="0cm" fo:margin-right="0cm" fo:margin-top="0.31cm" fo:margin-bottom="0.31cm" fo:text-align="start" fo:text-indent="0cm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1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left="0cm" fo:margin-right="0cm" fo:margin-top="1.494cm" fo:margin-bottom="0cm" fo:text-align="start" fo:text-indent="0cm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1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3:20:30.330000000</meta:creation-date>
    <dc:title>1030 worship</dc:title>
    <meta:editing-duration>PT10M25S</meta:editing-duration>
    <meta:editing-cycles>4</meta:editing-cycles>
    <meta:generator>LibreOffice/6.0.1.1$Windows_X86_64 LibreOffice_project/60bfb1526849283ce2491346ed2aa51c465abfe6</meta:generator>
    <dc:date>2018-02-15T11:43:36.372000000</dc:date>
    <meta:document-statistic meta:object-count="48"/>
  </office:meta>
</office:document-meta>
</file>